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2dd40"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2dd40"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XIII</text:span></text:p>
      <text:p text:style-name="P2"><text:span text:style-name="T4"><text:s/>Улыбаясь, Павел стоял напротив медицинского центра, ожидая Евгения, который забирал его вещи и документы. Закончив с оформлением выписки, тот спокойно вышел на улицу и направился к машине с парой сумок в руках. </text:span></text:p>
      <text:p text:style-name="P2"><text:span text:style-name="T4">–Павел Даниилович, звонил ваш отец. Он настаивает на вашем полете в Германию для прохождения еще одного реабилитационного курса.</text:span></text:p>
      <text:p text:style-name="P2"><text:span text:style-name="T4">–И речи быть не может! Никакой Германии. В Таиланд еще куда не шло, но никаких Германий. Поехали уже домой. Мне реабилитироваться нужно.</text:span></text:p>
      <text:p text:style-name="P2"><text:span text:style-name="T4">–Павел Даниилович, так уж и быть я постараюсь уговорить вашего отца, но даже не думайте пить! </text:span></text:p>
      <text:p text:style-name="P2"><text:span text:style-name="T4">–Какой ты скучный. Ладно. Но с отцом я сам поговорю.</text:span></text:p>
      <text:p text:style-name="P2"><text:span text:style-name="T4">Через час Алехин уже сидел в своем любимом кресле, читая статью о двух покушениях на него. «Вот пресса. Быстро они прознали. Да еще как интересно пишут. Слова: «Главным вопросом остается, последним ли было покушение на Павла Данииловича?» мне особенно нравятся» – сказал он, закрывая ноутбук и откидываясь на спинку кресла. На часах было 9:05. В университете Даша вела занятие. За объяснением темы, она периодически поглядывала на пустующее место, где прежде сидел Алехин. Юля практически не слушала ее, окидывая ненавистным гневным взглядом всякий раз, когда Дарья не смотрела в ее сторону. По окончании занятия, она дождалась, пока все выйдут и уверенно направилась к Дашиному столу. </text:span></text:p>
      <text:p text:style-name="P2"><text:span text:style-name="T4">–Юля, вы что-то хотели?</text:span></text:p>
      <text:p text:style-name="P2"><text:soft-page-break/><text:span text:style-name="T4">–Ненавижу тебя! </text:span></text:p>
      <text:p text:style-name="P2"><text:span text:style-name="T4">–Что вы сказали?! – удивленно спросила Даша.</text:span></text:p>
      <text:p text:style-name="P2"><text:span text:style-name="T4">–Из-за тебя! Все из-за тебя! </text:span></text:p>
      <text:p text:style-name="P2"><text:span text:style-name="T4">–О чем вы?</text:span></text:p>
      <text:p text:style-name="P2"><text:span text:style-name="T4">–А то ты не понимаешь! Ты и твой Павлик все испортили! </text:span></text:p>
      <text:p text:style-name="P2"><text:span text:style-name="T4">–Во-первых, Павел не мой. У меня с ним ничего нет и быть не может! А во-вторых, какое ты вообще имеешь право так разговаривать с преподавателем?</text:span></text:p>
      <text:p text:style-name="P2"><text:span text:style-name="T4">–Да ври больше! Зачем ты вообще появилась в его жизни!</text:span></text:p>
      <text:p text:style-name="P2"><text:span text:style-name="T4">–Успокойся и перестань на меня орать!</text:span></text:p>
      <text:p text:style-name="P2"><text:span text:style-name="T4">–Ты испортила все! Все рухнуло с твоим появлением в жизни Павла!</text:span></text:p>
      <text:p text:style-name="P2"><text:span text:style-name="T4">–Тут уже не твое дело! Мои с Павлом отношения тебя не касаются!</text:span></text:p>
      <text:p text:style-name="P2"><text:span text:style-name="T4">–Ах ты стерва! Змея подколодная! – крикнула Юля, набрасываясь на Дашу. </text:span></text:p>
      <text:p text:style-name="P2"><text:span text:style-name="T4">Озлобившиеся девушки, обмениваясь нецензурными выражениями, сцепились, катаясь по аудитории, нанося удары друг другу, оставляя на лице и шее следы от ногтей и вырывая волосы. <text:s/>Юля прижала Дашу к стене, нанося ей очередной удар. Та ловко вывернувшись, резко толкнула соперницу так, что та отлетела и упала на пол, после чего с криком бросилась на нее. </text:span></text:p>
      <text:p text:style-name="P2"><text:span text:style-name="T4">Павел с букетом роз и кожаным портфелем спокойно шел по коридору университета в сторону аудитории. <text:s/>Войдя внутрь, он увидел Дашу в синяках, с расцарапанным лицом, тянущую Юлю за волосы. </text:span></text:p>
      <text:p text:style-name="P2"><text:span text:style-name="T4">–Вы что тут устроили?! Прекратите живо! – крикнул он, захлопывая дверь. </text:span></text:p>
      <text:p text:style-name="P2"><text:span text:style-name="T4">–Алехин? – спросила Даша, отпуская Юлю.</text:span></text:p>
      <text:p text:style-name="P2"><text:soft-page-break/><text:span text:style-name="T4">–Паша? – проговорила та, поднимая голову.</text:span></text:p>
      <text:p text:style-name="P2"><text:span text:style-name="T4">Девушки моментально вскочили, поправляя измятую одежду и растрепанные волосы. Павел окинул их взглядом, качая головой. Помолчав, он перевел взгляд на Юлю.</text:span></text:p>
      <text:p text:style-name="P2"><text:span text:style-name="T4">–Убирайся! Убирайся куда хочешь! Исчезни навсегда из моей жизни и не смей даже на 30 километров приближаться к Дарье Дмитриевне! От тебя одни проблемы! </text:span></text:p>
      <text:p text:style-name="P2"><text:span text:style-name="T4">–Но… – хотела что-то сказать девушка.</text:span></text:p>
      <text:p text:style-name="P2"><text:span text:style-name="T4">–Я все сказал! Исчезни!</text:span></text:p>
      <text:p text:style-name="P2"><text:span text:style-name="T4">Юля вытерла разбитый нос рукавом блузки и, взяв вещи, с гордым видом удалилась, хлопнув дверью аудитории. Алехин медленно подошел к Даше, опустившей взгляд. </text:span></text:p>
      <text:p text:style-name="P2"><text:span text:style-name="T4">–Даша, ты ее больше не увидишь. Я могу чем-то помочь тебе? </text:span></text:p>
      <text:p text:style-name="P2"><text:span text:style-name="T4">–Да, Алехин, можешь! Уходи! Я не хочу тебя видеть и иметь с тобой ничего общего! Я думала, ты изменишься, но ты стал еще хуже, чем раньше!</text:span></text:p>
      <text:p text:style-name="P2"><text:span text:style-name="T4">–Даша, выслушай меня, прошу. Давай хоть раны помогу обработать.</text:span></text:p>
      <text:p text:style-name="P2"><text:span text:style-name="T4">–Уходи! – дрожащим голосом произнесла девушка, – Убирайся! </text:span></text:p>
      <text:p text:style-name="P2"><text:span text:style-name="T4">Павел холодно посмотрел и глубоко вздохнул. Розы упали на пол. Алехин покачал головой и, еще раз посмотрев на Дашу, удалился. Девушка сползла на пол, закрывая лицо руками и всхлипывая. Павел же резко вышел из университета и, сев в машину, быстро поехал домой. Поднявшись в свой кабинет, он достал гитару и коньяк. Парень пел грустную итальянскую песню, сидя в кресло и пил коньяк. Допив очередной бокал, он встал, прошелся по комнате и, посмотрев на него, резко швырнул об пол. После этого Алехин </text:span><text:soft-page-break/><text:span text:style-name="T4">посмотрел на осколки и, вернувшись в кресло, продолжил петь на разных языках под гитару. </text:span></text:p>
      <text:p text:style-name="P2"><text:span text:style-name="T4">В тот же день, Юля сидела на лавочке, заливаясь слезами. После пары звонков Алехина, она стала никем. Теперь у нее не было ни места в университете, ни работы, ни съемной квартиры. Она лишилась всего. Рядом с ней присел молодой человек в черном Пальто.</text:span></text:p>
      <text:p text:style-name="P2"><text:span text:style-name="T4">–Добрый день! Вы Юля, кажется?</text:span></text:p>
      <text:p text:style-name="P2"><text:span text:style-name="T4">–Да, – сквозь слезы ответила девушка. </text:span></text:p>
      <text:p text:style-name="P2"><text:span text:style-name="T4">–Я слышал о вашем горе и, кажется, могу вам помочь. Полагаю, вы тоже ненавидите Павла Данииловича Алехина?</text:span></text:p>
      <text:p text:style-name="P2"><text:span text:style-name="T4">–Кто вы такой и что вам нужно? – вздрогнув, спросила девушка.</text:span></text:p>
      <text:p text:style-name="P2"><text:span text:style-name="T4">–Меня зовут Максим. Вам не следует бояться меня. Давайте обсудим это за ужином, у меня как раз на 5 заказан столик в ресторане. </text:span></text:p>
      <text:p text:style-name="P2"><text:span text:style-name="T4">–Ну я даже не знаю. Это все как-то неожиданно. Вы что следили за мной? Может вы маньяк какой-то! </text:span></text:p>
      <text:p text:style-name="P2"><text:span text:style-name="T4">–Нет, я не маньяк. Я тот, у кого Алехин украл жизнь! </text:span></text:p>
      <text:p text:style-name="P2"><text:span text:style-name="T4">–Ладно, допустим, я вам поверила, а что за ресторан?</text:span></text:p>
      <text:p text:style-name="P2"><text:span text:style-name="T4">–А вот здесь. Через пару кварталов.</text:span></text:p>
      <text:p text:style-name="P2"><text:span text:style-name="T4">–Но ведь там же единственный ресторан. И он очень дорогой.</text:span></text:p>
      <text:p text:style-name="P2"><text:span text:style-name="T4">–Да. И нам именно туда. Пойдемте, на улице холодно.</text:span></text:p>
      <text:p text:style-name="P2"><text:span text:style-name="T4">Юля, слегка улыбнувшись, посмотрела на Максима. Он взял ее вещи, и они неспешно направились в сторону ресторана.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33:26.491000000</meta:creation-date>
    <dc:date>2022-05-15T19:33:47.426000000</dc:date>
    <meta:editing-duration>PT21S</meta:editing-duration>
    <meta:editing-cycles>1</meta:editing-cycles>
    <meta:document-statistic meta:table-count="0" meta:image-count="0" meta:object-count="0" meta:page-count="4" meta:paragraph-count="47" meta:word-count="817" meta:character-count="5114" meta:non-whitespace-character-count="4310"/>
    <meta:generator>LibreOffice/7.2.2.2$Windows_X86_64 LibreOffice_project/02b2acce88a210515b4a5bb2e46cbfb63fe97d56</meta:generator>
  </office:meta>
</office:document-meta>
</file>